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%=info_periode_label=% :</text:span> %=info_periode_val=%</text:p>
      <text:p text:style-name="Text_20_body"><text:span text:style-name="T1">%=info_affilie_label=% </text:span>%=info_affili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08:59:41</meta:creation-date>
    <dc:creator>Julien TSCHAPPAT</dc:creator>
    <dc:date>2011-08-17T13:45:14</dc:date>
    <meta:editing-cycles>12</meta:editing-cycles>
    <meta:editing-duration>PT1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2" meta:character-count="88"/>
  </office:meta>
</office:document-meta>
</file>